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rajan Pro 31" svg:font-family="'Trajan Pro 3'" style:font-family-generic="roman" style:font-pitch="variable"/>
    <style:font-face style:name="Trajan Pro 3" svg:font-family="'Trajan Pro 3'" style:font-adornments="Normal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112c7" officeooo:paragraph-rsid="001112c7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rajan Pro 31" fo:font-size="10.5pt" fo:font-weight="bold" officeooo:rsid="001112c7" officeooo:paragraph-rsid="001112c7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rajan Pro 31" fo:font-size="10.5pt" fo:font-weight="bold" officeooo:rsid="0012fb5a" officeooo:paragraph-rsid="0012fb5a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rajan Pro 31" fo:font-size="10.5pt" fo:font-weight="bold" officeooo:rsid="0013a292" officeooo:paragraph-rsid="0013a292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rajan Pro 31" fo:font-size="10.5pt" fo:font-weight="normal" officeooo:rsid="001429c9" officeooo:paragraph-rsid="001429c9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rajan Pro 31" fo:font-size="10.5pt" fo:font-weight="normal" officeooo:rsid="0013a292" officeooo:paragraph-rsid="0013a292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rajan Pro 31" fo:font-size="10.5pt" fo:font-weight="bold" officeooo:rsid="0012fb5a" officeooo:paragraph-rsid="0012fb5a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rajan Pro 31" fo:font-size="10.5pt" fo:font-weight="bold" officeooo:rsid="00172753" officeooo:paragraph-rsid="00172753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rajan Pro 31" fo:font-size="10.5pt" fo:font-weight="bold" officeooo:rsid="0013a292" officeooo:paragraph-rsid="0013a292" style:font-size-asian="10.5pt" style:font-weight-asian="bold" style:font-size-complex="10.5pt" style:font-weight-complex="bold"/>
    </style:style>
    <style:style style:name="T1" style:family="text">
      <style:text-properties officeooo:rsid="001727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'Académie</text:p>
      <text:p text:style-name="Fiches_20_MJ_20_JDR">c bo c pompeux</text:p>
      <text:p text:style-name="P2"/>
      <text:p text:style-name="P2"/>
      <text:p text:style-name="P3">La vallée de Hauteplume</text:p>
      <text:p text:style-name="P5">waah des plaines et des champs</text:p>
      <text:p text:style-name="P3"/>
      <text:p text:style-name="P3">Le <text:span text:style-name="T1">quartier des humbles</text:span></text:p>
      <text:p text:style-name="P3"/>
      <text:p text:style-name="P8">le quartier des hauts</text:p>
      <text:p text:style-name="P2"/>
      <text:p text:style-name="P4">Le quartier <text:span text:style-name="T1">divin</text:span></text:p>
      <text:p text:style-name="P4"/>
      <text:p text:style-name="P8">le quartier de L'ECHANGE</text:p>
      <text:p text:style-name="P8"/>
      <text:p text:style-name="P2"/>
      <text:p text:style-name="P2">Les chutes de Maresic</text:p>
      <text:p text:style-name="Text_20_body">grande chute d'eau, ils prennent le chemin sur le côté sinueux et long qui descend</text:p>
      <text:p text:style-name="Text_20_body"/>
      <text:p text:style-name="P3">La passe d'Oltar</text:p>
      <text:p text:style-name="P6">chemin montagneux enneigé</text:p>
      <text:p text:style-name="P6">qui mène sur la vue de belles montagnes</text:p>
      <text:p text:style-name="P4"/>
      <text:p text:style-name="P4">Les plaines d'Aquor</text:p>
      <text:p text:style-name="P6">plaines et marais salants</text:p>
      <text:p text:style-name="P6">changement progressif de paysage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rajan Pro 31" svg:font-family="'Trajan Pro 3'" style:font-family-generic="roman" style:font-pitch="variable"/>
    <style:font-face style:name="Trajan Pro 3" svg:font-family="'Trajan Pro 3'" style:font-adornments="Normal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Trajan Pro 3" fo:font-family="'Trajan Pro 3'" style:font-style-name="Normal" style:font-family-generic="roman" style:font-pitch="variable" fo:font-size="10.5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iches_20_MJ_20_JDR" style:display-name="Fiches MJ JDR" style:family="paragraph" style:parent-style-name="Standard">
      <style:paragraph-properties fo:text-align="justify" style:justify-single-word="false"/>
      <style:text-properties style:font-name="Trajan Pro 31" fo:font-family="'Trajan Pro 3'" style:font-family-generic="roman" style:font-pitch="variable" fo:font-size="10.5pt" fo:font-weight="normal" officeooo:rsid="001429c9" style:font-size-asian="10.5pt" style:font-weight-asian="normal" style:font-size-complex="10.5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32S</meta:editing-duration>
    <meta:editing-cycles>5</meta:editing-cycles>
    <meta:generator>LibreOffice/5.2.7.2$Windows_x86 LibreOffice_project/2b7f1e640c46ceb28adf43ee075a6e8b8439ed10</meta:generator>
    <dc:date>2019-02-18T18:39:27.978000000</dc:date>
    <meta:document-statistic meta:table-count="0" meta:image-count="0" meta:object-count="0" meta:page-count="1" meta:paragraph-count="16" meta:word-count="74" meta:character-count="421" meta:non-whitespace-character-count="363"/>
    <meta:user-defined meta:name="Info 1"/>
    <meta:user-defined meta:name="Info 2"/>
    <meta:user-defined meta:name="Info 3"/>
    <meta:user-defined meta:name="Info 4"/>
  </office:meta>
</office:document-meta>
</file>